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erAll.RegisterAll( Context context , Test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FirstTime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.prepar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fTestOtto.registerUnregisterOneSubscrib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erFirstTime.RegisterFirstTime( Context context , TestParam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scriber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erOneByOne.runTes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gisterAll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.dummy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fTestOtto.prepareTe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bscriber.dumm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st.runTe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gisterAll.ru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scriber.dummy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fTestOtto.registerSubscrib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ubscriber.dummy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erOneByOne.RegisterOneByOne( Context context , Test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.Sub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fTestOtto.PerfTestOtto( Context context , Test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st.Post( Context context , Test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.onEvent( 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OneByOne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